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aab45" officeooo:paragraph-rsid="001aab45"/>
    </style:style>
    <style:style style:name="P2" style:family="paragraph" style:parent-style-name="Header">
      <style:text-properties officeooo:rsid="001d4dce" officeooo:paragraph-rsid="001d4dce"/>
    </style:style>
    <style:style style:name="P3" style:family="paragraph" style:parent-style-name="Heading_20_3">
      <style:text-properties officeooo:rsid="001aab45" officeooo:paragraph-rsid="001aab45"/>
    </style:style>
    <style:style style:name="P4" style:family="paragraph" style:parent-style-name="Text_20_body">
      <style:text-properties officeooo:rsid="001edd4a" officeooo:paragraph-rsid="001edd4a"/>
    </style:style>
    <style:style style:name="P5" style:family="paragraph" style:parent-style-name="Text_20_body">
      <style:text-properties officeooo:paragraph-rsid="001efde3"/>
    </style:style>
    <style:style style:name="P6" style:family="paragraph" style:parent-style-name="Text_20_body" style:list-style-name="L12">
      <style:text-properties fo:font-style="normal" officeooo:rsid="0044d216" officeooo:paragraph-rsid="0044d216" style:font-style-asian="normal" style:font-style-complex="normal"/>
    </style:style>
    <style:style style:name="P7" style:family="paragraph" style:parent-style-name="Text_20_body">
      <style:text-properties fo:font-weight="bold" officeooo:rsid="001efde3" officeooo:paragraph-rsid="001efde3" style:font-weight-asian="bold" style:font-weight-complex="bold"/>
    </style:style>
    <style:style style:name="P8" style:family="paragraph" style:parent-style-name="Text_20_body">
      <style:text-properties officeooo:rsid="0020d7c4" officeooo:paragraph-rsid="0020d7c4"/>
    </style:style>
    <style:style style:name="P9" style:family="paragraph" style:parent-style-name="Text_20_body" style:list-style-name="L3">
      <style:text-properties officeooo:rsid="0020d7c4" officeooo:paragraph-rsid="0020d7c4"/>
    </style:style>
    <style:style style:name="P10" style:family="paragraph" style:parent-style-name="Text_20_body" style:list-style-name="L3">
      <style:text-properties officeooo:rsid="00228415" officeooo:paragraph-rsid="00228415"/>
    </style:style>
    <style:style style:name="P11" style:family="paragraph" style:parent-style-name="Text_20_body" style:list-style-name="L3">
      <style:text-properties officeooo:rsid="0023ac24" officeooo:paragraph-rsid="0023ac24"/>
    </style:style>
    <style:style style:name="P12" style:family="paragraph" style:parent-style-name="Text_20_body" style:list-style-name="L3">
      <style:text-properties officeooo:rsid="002421a0" officeooo:paragraph-rsid="002421a0"/>
    </style:style>
    <style:style style:name="P13" style:family="paragraph" style:parent-style-name="Text_20_body" style:list-style-name="L3">
      <style:text-properties officeooo:rsid="002477d9" officeooo:paragraph-rsid="002477d9"/>
    </style:style>
    <style:style style:name="P14" style:family="paragraph" style:parent-style-name="Text_20_body" style:list-style-name="L3">
      <style:text-properties officeooo:rsid="00250d9f" officeooo:paragraph-rsid="00250d9f"/>
    </style:style>
    <style:style style:name="P15" style:family="paragraph" style:parent-style-name="Text_20_body">
      <style:text-properties officeooo:rsid="00250d9f" officeooo:paragraph-rsid="00250d9f"/>
    </style:style>
    <style:style style:name="P16" style:family="paragraph" style:parent-style-name="Text_20_body" style:list-style-name="L3">
      <style:text-properties officeooo:rsid="00262ca2" officeooo:paragraph-rsid="00262ca2"/>
    </style:style>
    <style:style style:name="P17" style:family="paragraph" style:parent-style-name="Text_20_body">
      <style:text-properties officeooo:rsid="00262ca2" officeooo:paragraph-rsid="00262ca2"/>
    </style:style>
    <style:style style:name="P18" style:family="paragraph" style:parent-style-name="Text_20_body">
      <style:text-properties officeooo:rsid="0026595f" officeooo:paragraph-rsid="0026595f"/>
    </style:style>
    <style:style style:name="P19" style:family="paragraph" style:parent-style-name="Text_20_body">
      <style:text-properties officeooo:rsid="0027ef66" officeooo:paragraph-rsid="0027ef66"/>
    </style:style>
    <style:style style:name="P20" style:family="paragraph" style:parent-style-name="Text_20_body" style:list-style-name="L3">
      <style:text-properties officeooo:rsid="002a67ed" officeooo:paragraph-rsid="002a67ed"/>
    </style:style>
    <style:style style:name="P21" style:family="paragraph" style:parent-style-name="Text_20_body" style:list-style-name="L5">
      <style:text-properties officeooo:rsid="002c5042" officeooo:paragraph-rsid="002c5042"/>
    </style:style>
    <style:style style:name="P22" style:family="paragraph" style:parent-style-name="Text_20_body" style:list-style-name="L5">
      <style:text-properties officeooo:rsid="002caae7" officeooo:paragraph-rsid="002caae7"/>
    </style:style>
    <style:style style:name="P23" style:family="paragraph" style:parent-style-name="Text_20_body">
      <style:text-properties officeooo:rsid="003115b7" officeooo:paragraph-rsid="003115b7"/>
    </style:style>
    <style:style style:name="P24" style:family="paragraph" style:parent-style-name="Text_20_body" style:list-style-name="L6">
      <style:text-properties officeooo:rsid="003115b7" officeooo:paragraph-rsid="003115b7"/>
    </style:style>
    <style:style style:name="P25" style:family="paragraph" style:parent-style-name="Text_20_body" style:list-style-name="L7">
      <style:text-properties officeooo:rsid="003115b7" officeooo:paragraph-rsid="003115b7"/>
    </style:style>
    <style:style style:name="P26" style:family="paragraph" style:parent-style-name="Text_20_body" style:list-style-name="L7">
      <style:text-properties officeooo:rsid="003171b3" officeooo:paragraph-rsid="003171b3"/>
    </style:style>
    <style:style style:name="P27" style:family="paragraph" style:parent-style-name="Text_20_body" style:list-style-name="L7">
      <style:text-properties officeooo:rsid="00334468" officeooo:paragraph-rsid="00334468"/>
    </style:style>
    <style:style style:name="P28" style:family="paragraph" style:parent-style-name="Text_20_body" style:list-style-name="L6">
      <style:text-properties officeooo:rsid="003460bd" officeooo:paragraph-rsid="003460bd"/>
    </style:style>
    <style:style style:name="P29" style:family="paragraph" style:parent-style-name="Text_20_body" style:list-style-name="L7">
      <style:text-properties officeooo:rsid="003460bd" officeooo:paragraph-rsid="003460bd"/>
    </style:style>
    <style:style style:name="P30" style:family="paragraph" style:parent-style-name="Text_20_body" style:list-style-name="L7">
      <style:text-properties officeooo:rsid="00368a63" officeooo:paragraph-rsid="00368a63"/>
    </style:style>
    <style:style style:name="P31" style:family="paragraph" style:parent-style-name="Text_20_body" style:list-style-name="L7">
      <style:text-properties officeooo:rsid="00371207" officeooo:paragraph-rsid="00371207"/>
    </style:style>
    <style:style style:name="P32" style:family="paragraph" style:parent-style-name="Text_20_body">
      <style:text-properties officeooo:rsid="0037527f" officeooo:paragraph-rsid="0037527f"/>
    </style:style>
    <style:style style:name="P33" style:family="paragraph" style:parent-style-name="Text_20_body" style:list-style-name="L8">
      <style:text-properties officeooo:rsid="0037527f" officeooo:paragraph-rsid="0037527f"/>
    </style:style>
    <style:style style:name="P34" style:family="paragraph" style:parent-style-name="Text_20_body">
      <style:text-properties officeooo:rsid="0037527f" officeooo:paragraph-rsid="00386d52"/>
    </style:style>
    <style:style style:name="P35" style:family="paragraph" style:parent-style-name="Text_20_body">
      <style:text-properties officeooo:rsid="00386d52" officeooo:paragraph-rsid="00386d52"/>
    </style:style>
    <style:style style:name="P36" style:family="paragraph" style:parent-style-name="Text_20_body" style:list-style-name="L9">
      <style:text-properties officeooo:rsid="00386d52" officeooo:paragraph-rsid="00386d52"/>
    </style:style>
    <style:style style:name="P37" style:family="paragraph" style:parent-style-name="Text_20_body">
      <style:text-properties officeooo:rsid="003a090a" officeooo:paragraph-rsid="003a090a"/>
    </style:style>
    <style:style style:name="P38" style:family="paragraph" style:parent-style-name="Text_20_body" style:list-style-name="L10">
      <style:text-properties officeooo:rsid="003a090a" officeooo:paragraph-rsid="003a090a"/>
    </style:style>
    <style:style style:name="P39" style:family="paragraph" style:parent-style-name="Text_20_body">
      <style:text-properties officeooo:rsid="003caeb0" officeooo:paragraph-rsid="003caeb0"/>
    </style:style>
    <style:style style:name="P40" style:family="paragraph" style:parent-style-name="Text_20_body" style:list-style-name="L3">
      <style:text-properties officeooo:rsid="003f95b0" officeooo:paragraph-rsid="003f95b0"/>
    </style:style>
    <style:style style:name="P41" style:family="paragraph" style:parent-style-name="Text_20_body" style:list-style-name="L3">
      <style:text-properties officeooo:rsid="0040e9cc" officeooo:paragraph-rsid="0040e9cc"/>
    </style:style>
    <style:style style:name="P42" style:family="paragraph" style:parent-style-name="Text_20_body">
      <style:text-properties officeooo:rsid="00425ad7" officeooo:paragraph-rsid="00425ad7"/>
    </style:style>
    <style:style style:name="P43" style:family="paragraph" style:parent-style-name="Text_20_body" style:list-style-name="L11">
      <style:text-properties officeooo:rsid="00425ad7" officeooo:paragraph-rsid="00425ad7"/>
    </style:style>
    <style:style style:name="P44" style:family="paragraph" style:parent-style-name="Text_20_body" style:list-style-name="L11">
      <style:text-properties officeooo:rsid="00427f89" officeooo:paragraph-rsid="00427f89"/>
    </style:style>
    <style:style style:name="P45" style:family="paragraph" style:parent-style-name="Text_20_body" style:list-style-name="L11">
      <style:text-properties officeooo:rsid="00444c1f" officeooo:paragraph-rsid="00444c1f"/>
    </style:style>
    <style:style style:name="P46" style:family="paragraph" style:parent-style-name="Text_20_body">
      <style:text-properties officeooo:rsid="00444c1f" officeooo:paragraph-rsid="00444c1f"/>
    </style:style>
    <style:style style:name="P47" style:family="paragraph" style:parent-style-name="Text_20_body">
      <style:text-properties officeooo:rsid="00481a5d" officeooo:paragraph-rsid="00481a5d"/>
    </style:style>
    <style:style style:name="P48" style:family="paragraph" style:parent-style-name="Text_20_body" style:list-style-name="L13">
      <style:text-properties officeooo:rsid="00481a5d" officeooo:paragraph-rsid="00481a5d"/>
    </style:style>
    <style:style style:name="P49" style:family="paragraph" style:parent-style-name="Text_20_body" style:list-style-name="L13">
      <style:text-properties officeooo:rsid="004941ae" officeooo:paragraph-rsid="004941ae"/>
    </style:style>
    <style:style style:name="P50" style:family="paragraph" style:parent-style-name="Text_20_body" style:list-style-name="L13">
      <style:text-properties officeooo:rsid="004992f5" officeooo:paragraph-rsid="004992f5"/>
    </style:style>
    <style:style style:name="P51" style:family="paragraph" style:parent-style-name="Text_20_body">
      <style:text-properties officeooo:rsid="004992f5" officeooo:paragraph-rsid="004992f5"/>
    </style:style>
    <style:style style:name="T1" style:family="text">
      <style:text-properties style:text-position="super 58%"/>
    </style:style>
    <style:style style:name="T2" style:family="text">
      <style:text-properties officeooo:rsid="001efde3"/>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efde3"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1efde3" style:font-style-asian="normal" style:font-style-complex="normal"/>
    </style:style>
    <style:style style:name="T9" style:family="text">
      <style:text-properties fo:font-style="normal" officeooo:rsid="0029e714" style:font-style-asian="normal" style:font-style-complex="normal"/>
    </style:style>
    <style:style style:name="T10" style:family="text">
      <style:text-properties fo:font-style="normal" officeooo:rsid="003b0589" style:font-style-asian="normal" style:font-style-complex="normal"/>
    </style:style>
    <style:style style:name="T11" style:family="text">
      <style:text-properties fo:font-style="normal" officeooo:rsid="003caeb0" style:font-style-asian="normal" style:font-style-complex="normal"/>
    </style:style>
    <style:style style:name="T12" style:family="text">
      <style:text-properties fo:font-style="normal" officeooo:rsid="004532df" style:font-style-asian="normal" style:font-style-complex="normal"/>
    </style:style>
    <style:style style:name="T13" style:family="text">
      <style:text-properties fo:font-style="normal" officeooo:rsid="004577bc"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efde3"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35a6c6"/>
    </style:style>
    <style:style style:name="T19" style:family="text">
      <style:text-properties officeooo:rsid="0036eeb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Vocab: </text:h>
      <text:p text:style-name="P4">House slave - </text:p>
      <text:p text:style-name="P4"><text:span text:style-name="T15">negro</text:span> – in terms of South American, Central American usage, especially in the 19<text:span text:style-name="T1">th</text:span> century; derogatory term for black people, often used for slaves. </text:p>
      <text:p text:style-name="P5"><text:span text:style-name="T16">ICAIC</text:span><text:span text:style-name="T2"> - </text:span><text:a xlink:type="simple" xlink:href="https://www.wikiwand.com/en/Instituto_Cubano_del_Arte_y_la_Industria_Cinematográficos" text:style-name="Internet_20_link" text:visited-style-name="Visited_20_Internet_20_Link">Instituto Cubano del Arte y la Industria Cinematográficos</text:a>, <text:span text:style-name="T2">produced </text:span><text:span text:style-name="T5">The Last Supper </text:span><text:span text:style-name="T8">in 1976</text:span></text:p>
      <text:p text:style-name="P7">Tomas Gutierrez Alea –<text:span text:style-name="T17"> director of </text:span><text:span text:style-name="T6">The Last Supper</text:span><text:span text:style-name="T14"> </text:span></text:p>
      <text:p text:style-name="Text_20_body"><text:span text:style-name="T15">Coartación</text:span> - system of self-paid <text:a xlink:type="simple" xlink:href="https://www.wikiwand.com/en/Manumission" text:style-name="Internet_20_link" text:visited-style-name="Visited_20_Internet_20_Link">manumission</text:a> in colonial Latin American slave societies, during the sixteenth to nineteenth centuries. It enabled slaves to make a <text:a xlink:type="simple" xlink:href="https://www.wikiwand.com/en/Down_payment" text:style-name="Internet_20_link" text:visited-style-name="Visited_20_Internet_20_Link">down payment</text:a> and to set the price for their freedom, conferring on them the status of <text:span text:style-name="T3">coartado</text:span>, which brought extra rights and privileges to the slave.</text:p>
      <text:h text:style-name="P3" text:outline-level="3">Notes:</text:h>
      <text:p text:style-name="P8">Every media has a bias, and has an agenda. </text:p>
      <text:p text:style-name="P8"/>
      <text:p text:style-name="P8">Themes for <text:span text:style-name="T4">The Last Supper</text:span></text:p>
      <text:list xml:id="list3861845029" text:style-name="L12">
        <text:list-item>
          <text:p text:style-name="P6">Religion</text:p>
          <text:list>
            <text:list-item>
              <text:p text:style-name="P6">opening credits against catherdral paintings and church music; directly after this scene is Manuel breaking into the slave barracks and manhandling and threatening the slaves within with violence for Sebastian’s escape</text:p>
            </text:list-item>
          </text:list>
        </text:list-item>
      </text:list>
      <text:list xml:id="list1289485437" text:style-name="L3">
        <text:list-item>
          <text:p text:style-name="P9"><text:span text:style-name="T7">The Count</text:span></text:p>
          <text:list>
            <text:list-item>
              <text:p text:style-name="P9"><text:span text:style-name="T7">there’s this constant sense of hypocrisy from the Count; he genuinely believes that he’s a good and pious person, to the point that he narratively places himself in the role of Jesus in his Last Supper re-enactment. </text:span></text:p>
              <text:list>
                <text:list-item>
                  <text:p text:style-name="P9"><text:span text:style-name="T7">Super pious but uses religion to get what he wants, which is obedient slaves who are so obedient that they’ll be happy even when they’re being beaten</text:span></text:p>
                </text:list-item>
              </text:list>
            </text:list-item>
            <text:list-item>
              <text:p text:style-name="P10"><text:span text:style-name="T7">Count keeps trying to push culpability for the whole thing onto the people literally working for him</text:span></text:p>
              <text:list>
                <text:list-item>
                  <text:p text:style-name="P10"><text:span text:style-name="T7">Constantly talking about how Don Manuel is horrible and shitty, even though Manuel is only doing the job that the Count </text:span><text:span text:style-name="T4">gave him</text:span></text:p>
                </text:list-item>
              </text:list>
            </text:list-item>
            <text:list-item>
              <text:p text:style-name="P11"><text:span text:style-name="T7">Hilariously egotistical and self-absorbed</text:span></text:p>
              <text:list>
                <text:list-item>
                  <text:p text:style-name="P11"><text:soft-page-break/><text:span text:style-name="T7">Puts himself in a Jesus role, literally every time he treats the slaves with any amount of kindness, it’s clearly to puff up his own ego</text:span></text:p>
                  <text:list>
                    <text:list-item>
                      <text:p text:style-name="P11"><text:span text:style-name="T7">“Saving the stupid brutes, oh my task is a hard one! Look at me, and how much </text:span><text:span text:style-name="T4">I </text:span><text:span text:style-name="T7">am suffering by debasing myself to interacting with these things” is the kind of feeling I get</text:span></text:p>
                    </text:list-item>
                    <text:list-item>
                      <text:p text:style-name="P12"><text:span text:style-name="T7">He’s the kind of “disrespects you and treats you as less than dirt, but in a superficially kind manner” abuser</text:span></text:p>
                    </text:list-item>
                    <text:list-item>
                      <text:p text:style-name="P40"><text:span text:style-name="T7">Complains about life being harder for him than his slaves; dude literally has people to wash him, he doesn’t even wash himself; he doesn’t actually </text:span><text:span text:style-name="T4">do anything</text:span></text:p>
                      <text:list>
                        <text:list-item>
                          <text:p text:style-name="P40"><text:span text:style-name="T7">what exactly is he complaining about? </text:span></text:p>
                        </text:list-item>
                      </text:list>
                    </text:list-item>
                  </text:list>
                </text:list-item>
              </text:list>
            </text:list-item>
            <text:list-item>
              <text:p text:style-name="P13"><text:span text:style-name="T7">The way he treated the enslaved old man</text:span></text:p>
              <text:list>
                <text:list-item>
                  <text:p text:style-name="P13"><text:span text:style-name="T7">the way he gives him freedom, but then when the old man breaks down because he doesn’t know what to do with it, he immediately does the “oh, so you don’t like freedom that much? Where would you go? </text:span><text:span text:style-name="T10">Don’t you see that freedom won’t give you happiness?</text:span><text:span text:style-name="T7">” kind of abuse game </text:span></text:p>
                  <text:list>
                    <text:list-item>
                      <text:p text:style-name="P13"><text:span text:style-name="T7">even when he’s “kind” he’s so smarmy and smug and lacking in any kind of respect or care for the enslaved; he clearly sees himself as above them, and he’s constantly condescending to them about it during the supper</text:span></text:p>
                    </text:list-item>
                    <text:list-item>
                      <text:p text:style-name="P13"><text:span text:style-name="T7">“</text:span><text:span text:style-name="T11">Freedom’s not all that” said the Count, who is rich and free and on top on the social hierarchy</text:span></text:p>
                    </text:list-item>
                    <text:list-item>
                      <text:p text:style-name="P41"><text:span text:style-name="T11">t</text:span><text:span text:style-name="T7">he man had been trying to work for his freedom all of his life; he’s now an old man and still owes the Count</text:span></text:p>
                      <text:list>
                        <text:list-item>
                          <text:p text:style-name="P41"><text:span text:style-name="T7">he was never going to be given freedom</text:span></text:p>
                        </text:list-item>
                      </text:list>
                    </text:list-item>
                  </text:list>
                </text:list-item>
              </text:list>
            </text:list-item>
            <text:list-item>
              <text:p text:style-name="P14"><text:span text:style-name="T7">The way he treated the enslaved man with the name of a king</text:span></text:p>
              <text:list>
                <text:list-item>
                  <text:p text:style-name="P14"><text:span text:style-name="T7">asks for his name, and remarks that his name sounds like that of a king</text:span></text:p>
                  <text:list>
                    <text:list-item>
                      <text:p text:style-name="P14"><text:span text:style-name="T7">immediately reminds him that he’s “only a slave” now, and that he’s his master</text:span></text:p>
                    </text:list-item>
                  </text:list>
                </text:list-item>
              </text:list>
            </text:list-item>
          </text:list>
        </text:list-item>
      </text:list>
      <text:p text:style-name="P15"><text:span text:style-name="T7"/></text:p>
      <text:list xml:id="list161539399839237" text:continue-numbering="true" text:style-name="L3">
        <text:list-item>
          <text:list>
            <text:list-item>
              <text:p text:style-name="P16"><text:span text:style-name="T7">Freedom won’t bring you happiness; the only thing that will bring you happiness is obeying your Lord</text:span></text:p>
              <text:list>
                <text:list-item>
                  <text:p text:style-name="P16"><text:span text:style-name="T7">The count in his parable is the Lord; he intends his slaves to look at him as God</text:span></text:p>
                </text:list-item>
                <text:list-item>
                  <text:p text:style-name="P16"><text:soft-page-break/><text:span text:style-name="T7">“</text:span><text:span text:style-name="T9">Christ accepted his role with resignation, you must accept your role [as a slave] with resignation as well to go to heaven.”</text:span></text:p>
                  <text:list>
                    <text:list-item>
                      <text:p text:style-name="P20"><text:span text:style-name="T9">A</text:span><text:span text:style-name="T7">ccept your role; wonder why the Count got such a good one</text:span></text:p>
                    </text:list-item>
                  </text:list>
                </text:list-item>
              </text:list>
            </text:list-item>
          </text:list>
        </text:list-item>
      </text:list>
      <text:p text:style-name="P17"><text:span text:style-name="T7"/></text:p>
      <text:p text:style-name="P18"><text:span text:style-name="T7">The intertwining of colonialism and proselytizing </text:span></text:p>
      <text:list xml:id="list175201183" text:style-name="L5">
        <text:list-item>
          <text:p text:style-name="P21"><text:span text:style-name="T7">Conquest – conquering their lands and their people, but also their religion</text:span></text:p>
          <text:list>
            <text:list-item>
              <text:p text:style-name="P21"><text:span text:style-name="T7">That’s why Europeans so often tried to force the people they conquered into Christianity</text:span></text:p>
              <text:list>
                <text:list-item>
                  <text:p text:style-name="P22"><text:span text:style-name="T7">Churches everywhere; colonization </text:span></text:p>
                </text:list-item>
              </text:list>
            </text:list-item>
          </text:list>
        </text:list-item>
      </text:list>
      <text:p text:style-name="P19"><text:span text:style-name="T7">El Cid </text:span></text:p>
      <text:p text:style-name="P19"><text:span text:style-name="T7"/></text:p>
      <text:p text:style-name="P23">The way that they ate in the Last Supper</text:p>
      <text:list xml:id="list974325744" text:style-name="L6">
        <text:list-item>
          <text:p text:style-name="P24">House slaves ate with forks and knives</text:p>
        </text:list-item>
        <text:list-item>
          <text:p text:style-name="P24">Field slaves often ate with their hands</text:p>
          <text:list>
            <text:list-item>
              <text:p text:style-name="P28">Ambrosio taking as much food as he could; maybe not “mannered” but he clearly is not going to get anything like this ever again, so he’s gonna get as much as he can</text:p>
            </text:list-item>
          </text:list>
        </text:list-item>
        <text:list-item>
          <text:p text:style-name="P24">Why did they make that clear</text:p>
          <text:list>
            <text:list-item>
              <text:p text:style-name="P24">That one slave that tried to steal some of the food to take with him</text:p>
            </text:list-item>
          </text:list>
        </text:list-item>
      </text:list>
      <text:p text:style-name="P23">Civilization vs. Savagery</text:p>
      <text:list xml:id="list1408120060" text:style-name="L7">
        <text:list-item>
          <text:p text:style-name="P25">Colonialist idea; guess who’s which </text:p>
        </text:list-item>
        <text:list-item>
          <text:p text:style-name="P25">In the case of the house slaves (closer to and “taught by” the “civilized” masters), they’d be considered closer to civilization </text:p>
        </text:list-item>
        <text:list-item>
          <text:p text:style-name="P25">Field slaves considered savages</text:p>
          <text:list>
            <text:list-item>
              <text:p text:style-name="P25">But these ones were generally closer to their African identities, where the house slaves clearly had that forcefully wiped away by the masters</text:p>
            </text:list-item>
            <text:list-item>
              <text:p text:style-name="P27">the dialogue about eating Christ</text:p>
              <text:list>
                <text:list-item>
                  <text:p text:style-name="P27">The joke about cannibalism</text:p>
                  <text:list>
                    <text:list-item>
                      <text:p text:style-name="P27">was it a joke, or did the movie actually intend for the audience to believe them</text:p>
                    </text:list-item>
                  </text:list>
                </text:list-item>
              </text:list>
            </text:list-item>
            <text:list-item>
              <text:p text:style-name="P25">Ethnic identities</text:p>
              <text:list>
                <text:list-item>
                  <text:p text:style-name="P25"><text:soft-page-break/>Bambuche, used to be a king</text:p>
                </text:list-item>
                <text:list-item>
                  <text:p text:style-name="P25">Sebastian and his <text:span text:style-name="T19">Yoruba (!)</text:span> story of truth and lies he tells after the count sleeps</text:p>
                  <text:list>
                    <text:list-item>
                      <text:p text:style-name="P26">“Truth wears Lie’s head” </text:p>
                    </text:list-item>
                    <text:list-item>
                      <text:p text:style-name="P31">Olofi </text:p>
                    </text:list-item>
                  </text:list>
                </text:list-item>
                <text:list-item>
                  <text:p text:style-name="P29">Ambrosio</text:p>
                  <text:list>
                    <text:list-item>
                      <text:p text:style-name="P29">the way that he’d clearly memorized a lot of African traditions; his dancing and singing</text:p>
                      <text:list>
                        <text:list-item>
                          <text:p text:style-name="P29">Slavery couldn’t take that away from him; the evangelists couldn’t rip that out of him</text:p>
                        </text:list-item>
                        <text:list-item>
                          <text:p text:style-name="P30">The way that the Count clearly thought it was just a bunch of funny nonsense</text:p>
                          <text:list>
                            <text:list-item>
                              <text:p text:style-name="P30">Ambrosio: sings and dances about how fucking awful slavery is, and is like “hey did you bother to ask why slaves laugh so much” </text:p>
                            </text:list-item>
                            <text:list-item>
                              <text:p text:style-name="P30">Count: lol, you slaves are so <text:span text:style-name="T4">funny</text:span></text:p>
                            </text:list-item>
                          </text:list>
                        </text:list-item>
                      </text:list>
                    </text:list-item>
                  </text:list>
                </text:list-item>
              </text:list>
            </text:list-item>
          </text:list>
        </text:list-item>
        <text:list-item>
          <text:p text:style-name="P27">Why <text:span text:style-name="T18">did</text:span> the movie <text:span text:style-name="T4">write</text:span><text:span text:style-name="T7"> them like this </text:span></text:p>
        </text:list-item>
      </text:list>
      <text:p text:style-name="P34"><text:span text:style-name="T7"><text:line-break/>The way that the slaves were arguing about the Count</text:span></text:p>
      <text:list xml:id="list1753957384" text:style-name="L8">
        <text:list-item>
          <text:p text:style-name="P33"><text:span text:style-name="T7">The count is good, what kind of master would eat with their own slaves? Most wouldn’t! He’s good, he loves us!</text:span></text:p>
        </text:list-item>
        <text:list-item>
          <text:p text:style-name="P33"><text:span text:style-name="T7">The count is literally using us and doesn’t care for us at all; he was never going to give us that reward, it was just to manipulate us</text:span></text:p>
        </text:list-item>
      </text:list>
      <text:p text:style-name="P32"><text:span text:style-name="T7"/></text:p>
      <text:p text:style-name="P35"><text:span text:style-name="T7">The thing with Religion and Capitalism</text:span></text:p>
      <text:list xml:id="list3361944273" text:style-name="L9">
        <text:list-item>
          <text:p text:style-name="P36"><text:span text:style-name="T7">The way that Manuel and the Count were constantly responding with “we won’t make our target” when the priest was talking about how they’d been ignoring God’s word</text:span></text:p>
        </text:list-item>
      </text:list>
      <text:p text:style-name="P35"><text:span text:style-name="T7"/></text:p>
      <text:p text:style-name="P37"><text:span text:style-name="T7">Fear of black people</text:span></text:p>
      <text:list xml:id="list2879758565" text:style-name="L10">
        <text:list-item>
          <text:p text:style-name="P38"><text:span text:style-name="T7">The way that the Count dreads getting more slaves because he’s afraid that once there are more black people than white people, they’ll rebel and take revenge</text:span></text:p>
          <text:list>
            <text:list-item>
              <text:p text:style-name="P38"><text:span text:style-name="T7">of course, he never thinks about maybe freeing his slaves so they won’t rebel against him</text:span></text:p>
            </text:list-item>
          </text:list>
        </text:list-item>
      </text:list>
      <text:p text:style-name="P37"><text:span text:style-name="T7"/></text:p>
      <text:p text:style-name="P39"><text:soft-page-break/><text:span text:style-name="T7"/></text:p>
      <text:p text:style-name="P42"><text:span text:style-name="T7">Sebastian</text:span></text:p>
      <text:list xml:id="list2071469517" text:style-name="L11">
        <text:list-item>
          <text:p text:style-name="P43"><text:span text:style-name="T7">the face of “taking freedom by force” </text:span></text:p>
        </text:list-item>
        <text:list-item>
          <text:p text:style-name="P43"><text:span text:style-name="T7">he never bent the knee; introduced by getting his ear cut off for escaping for the third time</text:span></text:p>
          <text:list>
            <text:list-item>
              <text:p text:style-name="P43"><text:span text:style-name="T7">when asked afterwards, immediately says that he’d do it again</text:span></text:p>
            </text:list-item>
          </text:list>
        </text:list-item>
        <text:list-item>
          <text:p text:style-name="P43"><text:span text:style-name="T7">is the one who remembers the Olofi folktale</text:span></text:p>
        </text:list-item>
        <text:list-item>
          <text:p text:style-name="P43"><text:span text:style-name="T7">says that he has magic powers</text:span></text:p>
          <text:list>
            <text:list-item>
              <text:p text:style-name="P43"><text:span text:style-name="T7">can says he can become </text:span><text:span text:style-name="T12">a tree,</text:span><text:span text:style-name="T7"> a fish, a rock, a bird to fly away</text:span></text:p>
              <text:list>
                <text:list-item>
                  <text:p text:style-name="P43"><text:span text:style-name="T7">idea of metamorphosis</text:span></text:p>
                </text:list-item>
                <text:list-item>
                  <text:p text:style-name="P44"><text:span text:style-name="T7">you see those things at the end of the story as he successfully escapes</text:span></text:p>
                </text:list-item>
              </text:list>
            </text:list-item>
            <text:list-item>
              <text:p text:style-name="P44"><text:span text:style-name="T7">symbolic of his African culture </text:span><text:span text:style-name="T13">and religious beliefs </text:span><text:span text:style-name="T7">that he never gave up</text:span></text:p>
            </text:list-item>
          </text:list>
        </text:list-item>
        <text:list-item>
          <text:p text:style-name="P45"><text:span text:style-name="T7">is the only one to escape</text:span></text:p>
        </text:list-item>
      </text:list>
      <text:p text:style-name="P46"><text:span text:style-name="T7"/></text:p>
      <text:p text:style-name="P47"><text:span text:style-name="T7">THE FUCKING HEADS ON PIKES</text:span></text:p>
      <text:list xml:id="list278763101" text:style-name="L13">
        <text:list-item>
          <text:p text:style-name="P48"><text:span text:style-name="T7">there were 12 pikes, 11 heads</text:span></text:p>
          <text:list>
            <text:list-item>
              <text:p text:style-name="P48"><text:span text:style-name="T7">Sebastian runs uphill with machete in hand; metaphor</text:span></text:p>
              <text:list>
                <text:list-item>
                  <text:p text:style-name="P48"><text:span text:style-name="T7">freedom must be taken and defended, cannot be given </text:span></text:p>
                </text:list-item>
              </text:list>
            </text:list-item>
          </text:list>
        </text:list-item>
        <text:list-item>
          <text:p text:style-name="P49"><text:span text:style-name="T7">They </text:span><text:span text:style-name="T4">were intending to build a church at the same site as the pikes</text:span></text:p>
          <text:list>
            <text:list-item>
              <text:p text:style-name="P49"><text:span text:style-name="T7">dedicated to Manuel</text:span></text:p>
              <text:list>
                <text:list-item>
                  <text:p text:style-name="P49"><text:span text:style-name="T7">even after all of this, the Count valued Manuel more</text:span></text:p>
                </text:list-item>
              </text:list>
            </text:list-item>
            <text:list-item>
              <text:p text:style-name="P50"><text:span text:style-name="T7">There is a metaphor here, about how they’d used God’s word for disgusting self-aggrandizing and greed </text:span></text:p>
            </text:list-item>
          </text:list>
        </text:list-item>
      </text:list>
      <text:p text:style-name="P51"><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ab45" officeooo:paragraph-rsid="001aab45"/>
    </style:style>
    <style:style style:name="MP2" style:family="paragraph" style:parent-style-name="Header">
      <style:text-properties officeooo:rsid="001d4dce" officeooo:paragraph-rsid="001d4dc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zeez Hakeem</text:p>
        <text:p text:style-name="MP1"><text:date style:data-style-name="N37" text:date-value="2021-09-27T15:04:47.200420559" text:fixed="true">09/27/21</text:date></text:p>
        <text:p text:style-name="MP2">AFRO 102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7T15:04:47.780581691</meta:creation-date>
    <dc:title>Class Notes</dc:title>
    <meta:editing-duration>PT1H16S</meta:editing-duration>
    <meta:editing-cycles>46</meta:editing-cycles>
    <meta:generator>LibreOffice/7.2.1.2$Linux_X86_64 LibreOffice_project/20$Build-2</meta:generator>
    <dc:date>2021-09-27T16:15:38.821600792</dc:date>
    <meta:document-statistic meta:table-count="0" meta:image-count="0" meta:object-count="0" meta:page-count="5" meta:paragraph-count="96" meta:word-count="1334" meta:character-count="7082" meta:non-whitespace-character-count="5895"/>
    <meta:template xlink:type="simple" xlink:actuate="onRequest" xlink:title="Class Notes" xlink:href="../../../../../../Templates/Class%20Notes.ott" meta:date="2021-09-27T15:04:47.200363428"/>
  </office:meta>
</office:document-meta>
</file>